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eb12d" officeooo:paragraph-rsid="0007141f"/>
    </style:style>
    <style:style style:name="P2" style:family="paragraph" style:parent-style-name="Standard">
      <style:text-properties officeooo:rsid="000eb12d" officeooo:paragraph-rsid="0007141f"/>
    </style:style>
    <style:style style:name="P3" style:family="paragraph" style:parent-style-name="Standard" style:list-style-name="L1">
      <style:text-properties fo:font-size="12pt" officeooo:paragraph-rsid="0007141f" style:font-size-asian="12pt" style:font-size-complex="12pt"/>
    </style:style>
    <style:style style:name="P4" style:family="paragraph" style:parent-style-name="Standard">
      <style:text-properties fo:font-size="12pt" officeooo:paragraph-rsid="0007141f" style:font-size-asian="12pt" style:font-size-complex="12pt"/>
    </style:style>
    <style:style style:name="P5" style:family="paragraph" style:parent-style-name="Standard">
      <style:text-properties fo:font-size="12pt" fo:font-style="normal" fo:font-weight="normal" officeooo:paragraph-rsid="0007141f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blem Statement : </text:p>
      <text:list xml:id="list7442329888390883355" text:style-name="L1">
        <text:list-item>
          <text:p text:style-name="P1">Create a domain model with an abstract Animal class and cocrete implementation of each animal. (turtle, dog, cat, gila monster, gold fish, trout, finch, eagle)</text:p>
        </text:list-item>
        <text:list-item>
          <text:p text:style-name="P1">More hierarchy could be invloved : Invertebrates/Vertebrates, Fish, Mammal, Bird, Reptile, Amphibian</text:p>
        </text:list-item>
        <text:list-item>
          <text:p text:style-name="P1">Animal might have different behaviors : Flying Animal, Swimming Animal, Walking Animal</text:p>
        </text:list-item>
        <text:list-item>
          <text:p text:style-name="P1">Create the Appropriate test cases for java.lang.object</text:p>
        </text:list-item>
        <text:list-item>
          <text:p text:style-name="P1">Create a habitat capable of interacting with your animals. Your habitat should be able to restrict what types of animals are allowed inside. </text:p>
          <text:p text:style-name="P3">Expectations Habitat&lt;T extends Animal&gt; interface with at least one concrete implementation like BirdHabitat&lt;Bird&gt;</text:p>
        </text:list-item>
      </text:list>
      <text:p text:style-name="P5"><text:tab/><text:tab/>Interface might include:</text:p>
      <text:p text:style-name="P4"><text:tab/><text:tab/><text:tab/>1. Put(String name, T animal)</text:p>
      <text:p text:style-name="P4"><text:tab/><text:tab/><text:tab/>2. Map&lt;String, T&gt; getAnimals() // key:name; value:animal</text:p>
      <text:p text:style-name="P4"><text:tab/>Extra credit abstract AbstractHabitat&lt;T extends Animal&gt; with generic implementations <text:tab/>allowing concrete classes to reuse the implementation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12:09:14.206453276</meta:creation-date>
    <dc:date>2017-07-18T12:09:40.533940162</dc:date>
    <meta:editing-duration>P0D</meta:editing-duration>
    <meta:editing-cycles>1</meta:editing-cycles>
    <meta:document-statistic meta:table-count="0" meta:image-count="0" meta:object-count="0" meta:page-count="1" meta:paragraph-count="11" meta:word-count="132" meta:character-count="936" meta:non-whitespace-character-count="809"/>
    <meta:generator>LibreOffice/4.2.8.2$Linux_X86_64 LibreOffice_project/420m0$Build-2</meta:generator>
  </office:meta>
</office:document-meta>
</file>